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B000001ACF3369FF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Résumé par semaine de nos recherches :</text:p>
      <text:p text:style-name="P2"/>
      <text:p text:style-name="Standard">objectifs, répartition, bilan, remarques</text:p>
      <text:p text:style-name="P3"/>
      <text:p text:style-name="P1">Semaine du 15 février :</text:p>
      <text:p text:style-name="P3"/>
      <text:p text:style-name="P4">--- constitution du groupe : Kevin Banor, Praveena Paramalingam, Quentin France et Théo RENE</text:p>
      <text:p text:style-name="P4">--- concertation sur le choix du sujet : nous avons rapidement pensé à la Théorie de la forêt sombre. </text:p>
      <text:p text:style-name="P4">Nous souhaiterions modéliser l'interaction de civilisations dans un univers régi par les lois décrites dans le roman de Liu Cixin. Notre objectif serait de comprendre comment un tel monde peut évoluer, et vérifier si certaines propriétés comme l'équation de Drake sont vérifiés. </text:p>
      <text:p text:style-name="P4">Nous nous placerons dans des conditions qui correspondent à des paramètres que nous feront varier, afin d'étudier le paradoxe de Fermi. En particulier, nous aimerions, dans des conditions les plus proches possibles de réalité (si tant est que nous pouvons les imaginer), regarder si nous ne recevons effectivement pas de signal extraterrestre. Inversement, nous pourrions estimer par exemple à quelle distance pourrait se situer l'autre civilisation la proche. </text:p>
      <text:p text:style-name="P4">Nous partons donc sur l'idée de modéliser un tel univers grâce à un programme informatique, dans lequel nous pourrions alors faire diverses expériences.</text:p>
      <text:p text:style-name="P4"/>
      <text:p text:style-name="P3"/>
      <text:p text:style-name="P1">Semaine du 1er mars :</text:p>
      <text:p text:style-name="P3"/>
      <text:p text:style-name="P4">--- Nous avons commencé à réfléchir à la manière dont nous pourrions coder l'univers que nous imaginons. Nous pensons le modéliser par une grille de cases contenant des valeurs correspondant à un état différent. Nous pensons à des cases vides, des planètes habitées, d'autres seulement habitables. Etant donné que les civilisations doivent chercher à communiquer entre elles, nous devrons aussi travailler sur la transmission de signaux. Ainsi, nous voulons ajouter de nouveaux types de cases : celles qui contiennent l'information « un signal passe par cette case à cet instant » et <text:s/>ainsi modéliser les ondes envoyées dans certaines directions. Nous ajouterions aussi des cases « obstacles » correspondant à des corps célestes bloquant la transmission d'ondes, et complexifiant la communication. Les signaux devraient pouvoir se déplacer dans toutes les directions possibles, c'est pourquoi nous envisageons d'utiliser la distance de Tchebychev ou de Manhattan afin de déterminer à chaque instant où ils se trouvent.</text:p>
      <text:p text:style-name="P4"/>
      <text:p text:style-name="P4"><draw:frame draw:style-name="fr1" draw:name="images1" text:anchor-type="paragraph" svg:width="10.742cm" svg:height="3.651cm" draw:z-index="0"><draw:image xlink:href="Pictures/20000007000052B000001ACF3369FF40.svm" xlink:type="simple" xlink:show="embed" xlink:actuate="onLoad"/></draw:frame></text:p>
      <text:p text:style-name="P4"/>
      <text:p text:style-name="P4">Les paramètres que nous souhaitons ajouter sont :</text:p>
      <text:p text:style-name="P4">---le nombre d'objets célestes, de planètes habitables, habitées (qui seront dispersées aléatoirement sur la carte)</text:p>
      <text:p text:style-name="P4">---la taille du monde</text:p>
      <text:p text:style-name="P4">--- la capacité de chaque civilisation à émettre des signaux (générée aléatoirement pour chacune)</text:p>
      <text:p text:style-name="P4"><text:soft-page-break/>Nous partons du principe simpliste que les les civilisations ont une valeur binaire qui leur est associée, correspondant à leur caractère : agressive ou pacifique. Lorsqu'une pacifique reçoit un signal d'une pacifique, elles s'ignorent. Lorsqu'une pacifique et une agressive se rencontrent, l'agressive « gagne » et la pacifique disparaît. Enfin si deux agressives se rencontrent l'issue du duel est aléatoire avec une probabilité de ½ pour chacune de l'emporter. C'est pourquoi nous générons le paramètre suivant :</text:p>
      <text:p text:style-name="P4">--- caractère de civilisation (aléatoire pour chacune)</text:p>
      <text:p text:style-name="P4"/>
      <text:p text:style-name="P4">[début de code ? Même si ça n'a pas abouti] <text:s/></text:p>
      <text:p text:style-name="P4"/>
      <text:p text:style-name="P4">Objectifs : finir de coder ce modèle, puis le complexifier</text:p>
      <text:p text:style-name="P3"/>
      <text:p text:style-name="P1">Semaine du 8 mars :</text:p>
      <text:p text:style-name="P3"/>
      <text:p text:style-name="P4">github</text:p>
      <text:p text:style-name="P4">niveau tech</text:p>
      <text:p text:style-name="P4">réception</text:p>
      <text:p text:style-name="P4">émission</text:p>
      <text:p text:style-name="P4">obj : représenter graphiquement </text:p>
      <text:p text:style-name="P4"/>
      <text:p text:style-name="P3"/>
      <text:p text:style-name="P3">Semaine du 15 mars :</text:p>
      <text:p text:style-name="P3"/>
      <text:p text:style-name="P4"/>
      <text:p text:style-name="P3"/>
      <text:p text:style-name="P3">Semaine du 22 mars :</text:p>
      <text:p text:style-name="P3"/>
      <text:p text:style-name="P4"/>
      <text:p text:style-name="P3"/>
      <text:p text:style-name="P3">Semaine du 29 mars :</text:p>
      <text:p text:style-name="P3"/>
      <text:p text:style-name="P4"/>
      <text:p text:style-name="P3"/>
      <text:p text:style-name="P3">Semaine du 5 avril :</text:p>
      <text:p text:style-name="P3"/>
      <text:p text:style-name="P3"/>
      <text:p text:style-name="P3"/>
      <text:p text:style-name="P3">Semaine du 12 avril :</text:p>
      <text:p text:style-name="P3"/>
      <text:p text:style-name="P4"/>
      <text:p text:style-name="P3"/>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RENE</meta:initial-creator>
    <meta:creation-date>2021-04-15T09:06:28.26</meta:creation-date>
    <dc:date>2021-04-15T10:18:26.01</dc:date>
    <dc:creator>Théo RENE</dc:creator>
    <meta:editing-duration>PT1H11M58S</meta:editing-duration>
    <meta:editing-cycles>6</meta:editing-cycles>
    <meta:generator>OpenOffice/4.1.7$Win32 OpenOffice.org_project/417m1$Build-9800</meta:generator>
    <meta:document-statistic meta:table-count="0" meta:image-count="1" meta:object-count="0" meta:page-count="2" meta:paragraph-count="29" meta:word-count="527" meta:character-count="3366"/>
  </office:meta>
</office:document-meta>
</file>